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1e2679" officeooo:paragraph-rsid="001e2679" style:font-size-asian="22pt" style:font-size-complex="22pt"/>
    </style:style>
    <style:style style:name="P3" style:family="paragraph" style:parent-style-name="Standard">
      <style:paragraph-properties fo:text-align="center" style:justify-single-word="false" fo:break-before="page"/>
      <style:text-properties fo:font-size="18pt" officeooo:rsid="002072a8" officeooo:paragraph-rsid="002072a8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72a8" officeooo:paragraph-rsid="002072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bold" officeooo:rsid="002072a8" officeooo:paragraph-rsid="002072a8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072a8" officeooo:paragraph-rsid="002072a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fo:font-size="12pt" fo:font-style="italic" officeooo:rsid="002072a8" officeooo:paragraph-rsid="002072a8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729fcf" fo:font-size="12pt" officeooo:rsid="002072a8" officeooo:paragraph-rsid="002072a8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solid" style:text-line-through-type="single" fo:font-weight="normal" style:font-weight-asian="normal" style:font-weight-complex="normal"/>
    </style:style>
    <style:style style:name="T4" style:family="text">
      <style:text-properties style:text-line-through-style="solid" style:text-line-through-type="single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te Rendu Projet C++</text:p>
      <text:p text:style-name="P2">RAVENDRAN Preanthy</text:p>
      <text:p text:style-name="P2">Groupe 2</text:p>
      <text:p text:style-name="P3">Task 0</text:p>
      <text:p text:style-name="P4"/>
      <text:p text:style-name="P7">Allez dans le fichier tower_sim.cpp et rechercher la fonction responsable des inputs du programme.</text:p>
      <text:p text:style-name="P4">La méthode responsable des inputs est void TowerSimulation::create_keystrokes() const.</text:p>
      <text:p text:style-name="P4"/>
      <text:p text:style-name="P7">Sur quelle touche faut-il appuyer pour ajouter un avion ?</text:p>
      <text:p text:style-name="P4">Pour ajouter un avion, il faut appuyer sur la touche 'C'.</text:p>
      <text:p text:style-name="P4"/>
      <text:p text:style-name="P7">Comment faire pour quitter le programme ?</text:p>
      <text:p text:style-name="P4">Pour quitter le programme, il faut appuyer sur la touche 'X' ou ‘Q’.</text:p>
      <text:p text:style-name="P4"/>
      <text:p text:style-name="P7">A quoi sert la touche 'F' ?</text:p>
      <text:p text:style-name="P4">La touche 'F' sert à mettre ou à enlever la fenêtre du mode plein écran.</text:p>
      <text:p text:style-name="P4"/>
      <text:p text:style-name="P7">Ajoutez un avion à la simulation et attendez.</text:p>
      <text:p text:style-name="P7">Que est le comportement de l'avion ?</text:p>
      <text:p text:style-name="P4">L'avion atterit, il va sur la case blanche, attend et redécole puis il vole en attendant d'effectuer une</text:p>
      <text:p text:style-name="P4">nouvelle fois ses opérations en boucle.</text:p>
      <text:p text:style-name="P4"/>
      <text:p text:style-name="P7">Quelles informations s'affichent dans la console ?</text:p>
      <text:p text:style-name="P4">Dans la console, on voit le nom de l'avion qui atterit, lorsque qu'il arrive à sa base, lorsqu'il est près</text:p>
      <text:p text:style-name="P4">à repartir et lorsqu'il a décollé.</text:p>
      <text:p text:style-name="P4"/>
      <text:p text:style-name="P7">Ajoutez maintenant quatre avions d'un coup dans la simulation.</text:p>
      <text:p text:style-name="P7">Que fait chacun des avions ?</text:p>
      <text:p text:style-name="P4">Lorsque l'on lance quatres avions, on voit qu'ils ne peuvent aller que trois par trois sur le plateau vu</text:p>
      <text:p text:style-name="P4">qu'il n'y a que trois terminaux. En attendant qu'il y ait de la place, il continue de tourner autour du</text:p>
      <text:p text:style-name="P4">plateau.</text:p>
      <text:p text:style-name="P4"/>
      <text:p text:style-name="P5">Analyse du code</text:p>
      <text:p text:style-name="P4"/>
      <text:p text:style-name="P7">Listez les classes du programme à la racine du dossier src/.</text:p>
      <text:p text:style-name="P7">Pour chacune d'entre elle, expliquez ce qu'elle représente et son rôle dans le programme.</text:p>
      <text:p text:style-name="P4"><text:span text:style-name="T6">Displayable</text:span> → Classe abstraite qui regroupe les méthodes qui permettront d'afficher les objets et de</text:p>
      <text:p text:style-name="P4">les trier suivant la coordonné z.</text:p>
      <text:p text:style-name="P4"><text:span text:style-name="T5">DynamicObject</text:span> → Classe abstraite qui d'occuper de tout les objets qui peuvent bouger.</text:p>
      <text:p text:style-name="P4"><text:span text:style-name="T5">Image</text:span> → Classe qui s'occupe des images (longueur, largeur, taille pixel, données ..)</text:p>
      <text:p text:style-name="P4"><text:span text:style-name="T5">MediaPath</text:span> → Classe qui permet d'avoir accès aux images.</text:p>
      <text:p text:style-name="P4"><text:span text:style-name="T5">Terminal</text:span> → Classe qui gère le terminal, stocke l'avion courant qu'il a et le supprime lorsqu'il s'en</text:p>
      <text:p text:style-name="P4">va, il peut contenir un avion à la fois maximum. (public GL::DynamicObject)Aircraft -&gt; Classe qui représente un avion. Il pourra être afficher et il pourra bouger. (public</text:p>
      <text:p text:style-name="P4">GL::Displayable, public GL::DynamicObject)</text:p>
      <text:p text:style-name="P4"><text:span text:style-name="T5">Airport</text:span> → Classe qui gère l'aéroport avec son AirportType, ses terminals et sa tower.</text:p>
      <text:p text:style-name="P4"><text:span text:style-name="T5">AirportType</text:span> → Classe qui contient tout les information sur un aéroport. (crossing_pos,</text:p>
      <text:p text:style-name="P4">gateway_pos, terminal_pos, runways)</text:p>
      <text:p text:style-name="P4"><text:span text:style-name="T5">Tower</text:span> → Classe qui représente le comportement de la tour de contrôle. Gérer si un avion est atterrit,</text:p>
      <text:p text:style-name="P4">si il peut atterir (avec la fonction getInstruction get_instruction).</text:p>
      <text:p text:style-name="P4"><text:span text:style-name="T5">TowerSimulation</text:span> → Classe qui s'occupe de simuler notre programme avec la création des aéroports,</text:p>
      <text:p text:style-name="P4">des avions…</text:p>
      <text:p text:style-name="P4"/>
      <text:p text:style-name="P4"><text:soft-page-break/><text:span text:style-name="T5">Waypoint</text:span> → Classe qui représente les points de cheminements. Permet de savoir si un avion est dans les airs ou dans un terminal. (public Point3D)</text:p>
      <text:p text:style-name="P4">(Geometry.hpp contient Point2D et Point3D.)</text:p>
      <text:p text:style-name="P4">Pour les classes `Tower`, `Aircaft`, `Airport` et `Terminal`, listez leurs fonctions-membre publiques</text:p>
      <text:p text:style-name="P4">et expliquez précisément à quoi elles servent.</text:p>
      <text:p text:style-name="P4"/>
      <text:p text:style-name="P4"><text:span text:style-name="T7">Tower</text:span>:</text:p>
      <text:p text:style-name="P4">WaypointQueue get_instructions(Aircraft&amp; aircraft);</text:p>
      <text:p text:style-name="P4">Donne les instructions en fonctions de ou est l'avion et de ce qu'il veut faire.</text:p>
      <text:p text:style-name="P4">void arrived_at_terminal(const Aircraft&amp; aircraft);</text:p>
      <text:p text:style-name="P4">Permet de lancer le service lorsque l'avion arrive sur un terminal.</text:p>
      <text:p text:style-name="P4"/>
      <text:p text:style-name="P4"><text:span text:style-name="T7">Aircraft</text:span>:</text:p>
      <text:p text:style-name="P4">const std::string&amp; get_flight_num() const;</text:p>
      <text:p text:style-name="P4">Permet de récupérer le numéro de vol de l'avion.</text:p>
      <text:p text:style-name="P4">float distance_to(const Point3D&amp; p) const;</text:p>
      <text:p text:style-name="P4">Permet de calculer la distance entre le point p en paramètre et la positionde l'avion.</text:p>
      <text:p text:style-name="P4">void display() const override;</text:p>
      <text:p text:style-name="P4">Permet d'afficher l'avion.</text:p>
      <text:p text:style-name="P4">void move() override;</text:p>
      <text:p text:style-name="P4">Permet de s'occuper du déplacement en fonction de ce qu'il fait ou ce qu'il peut faire.</text:p>
      <text:p text:style-name="P4"/>
      <text:p text:style-name="P4"><text:span text:style-name="T7">Airport</text:span>:</text:p>
      <text:p text:style-name="P4">Tower&amp; get_tower();</text:p>
      <text:p text:style-name="P4">Permet de récupérer la tour qui s'occupe de l'aéroport.</text:p>
      <text:p text:style-name="P4">void display() const override;</text:p>
      <text:p text:style-name="P4">Permet d'afficher l'aéroport.void move() override;</text:p>
      <text:p text:style-name="P4">Appele la fonction move pour chacun des terminals de l'aéroport.</text:p>
      <text:p text:style-name="P4"/>
      <text:p text:style-name="P4"><text:span text:style-name="T7">Terminal</text:span>:</text:p>
      <text:p text:style-name="P4">bool in_use() const;</text:p>
      <text:p text:style-name="P4">Permet de voir si il y a un avion sur le terminal ou si il est libre.</text:p>
      <text:p text:style-name="P4">bool is_servicing() const;</text:p>
      <text:p text:style-name="P4">Permet de savoir si un terminal est en service.</text:p>
      <text:p text:style-name="P4">void assign_craft(const Aircraft&amp; aircraft);</text:p>
      <text:p text:style-name="P4">Permet d'assigner un avion à un terminal.</text:p>
      <text:p text:style-name="P4">void start_service(const Aircraft&amp; aircraft);</text:p>
      <text:p text:style-name="P4">Fonction qui indique le démarage du service d'un avion et initialise la progression du serive à 0.</text:p>
      <text:p text:style-name="P4">void finish_service();</text:p>
      <text:p text:style-name="P4">Permet de libérer a place s'il il n'y a plus d'avion dans le terminal et d'anoncer avec un message que</text:p>
      <text:p text:style-name="P4">le service est fini pour l'avion qui vient de partir.</text:p>
      <text:p text:style-name="P4">void move() override;</text:p>
      <text:p text:style-name="P4">Cette fonction avance le service de l'avion.</text:p>
      <text:p text:style-name="P4"/>
      <text:p text:style-name="P8">Réalisez ensuite un schéma entre ces différentes classes pour illustrer comment elles interagissent</text:p>
      <text:p text:style-name="P8">ensemble.</text:p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Quelles classes et fonctions sont impliquées dans la génération du chemin d'un avion ?</text:p>
      <text:p text:style-name="P4">Les classes impliqués dans la génération du chemin d'avion sont Aircraft, Tower et Waypoint. La</text:p>
      <text:p text:style-name="P4">fonction qui gère le chemin de l'avion est Tower::get_instructions(Aircraft&amp; aircraft), donc toute les</text:p>
      <text:p text:style-name="P4">fonctions appelé dedans gère le déplacement d'un avion.</text:p>
      <text:p text:style-name="P4"/>
      <text:p text:style-name="P8">Quel conteneur de la librairie standard a été choisi pour représenter le chemin ?</text:p>
      <text:p text:style-name="P8">Expliquez pourquoi ce choix a été fait.</text:p>
      <text:p text:style-name="P4">using WaypointQueue = std::deque&lt;Waypoint&gt;;</text:p>
      <text:p text:style-name="P4">Le conteneur utilisé pour représenter les chemins est std::deque car les opérations utilisées sont en</text:p>
      <text:p text:style-name="P4">complexités constantes.</text:p>
      <text:p text:style-name="P4"/>
      <text:p text:style-name="P6">Bidouillons !</text:p>
      <text:p text:style-name="P8">1) Déterminez à quel endroit du code sont définies les vitesses maximales et accélération de chaque</text:p>
      <text:p text:style-name="P8">avion.</text:p>
      <text:p text:style-name="P4">Les vitesses maximales d'accélération de chaque avion sont défini dans la structure AircraftSpeed.</text:p>
      <text:p text:style-name="P4"/>
      <text:p text:style-name="P8">2) Identifiez quelle variable contrôle le framerate de la simulation.</text:p>
      <text:p text:style-name="P4">La variable qui gère le framerate de la simulation est la variable ticks_per_sec de la classe</text:p>
      <text:p text:style-name="P4">opengl_interface.hpp.Ajoutez deux nouveaux inputs au programme permettant d'augmenter ou de diminuer cette valeur.</text:p>
      <text:p text:style-name="P4">Essayez maintenant de mettre en pause le programme en manipulant ce framerate.</text:p>
      <text:p text:style-name="P4">Pour l'augmenter, il faut appuyer sur la touche 'a' et pour le diminuer sur la touche 'z' (voir fichier</text:p>
      <text:p text:style-name="P4">tower_sim.cpp/opengl_interface.cpp).</text:p>
      <text:p text:style-name="P4">Que se passe-t-il ? Fixez le problème.</text:p>
      <text:p text:style-name="P4">On ne peux pas mettre la vitesse du framerate. Pour stopper le programme, on peux utiliser un</text:p>
      <text:p text:style-name="P4">booléen.</text:p>
      <text:p text:style-name="P4"/>
      <text:p text:style-name="P8">3) Identifiez quelle variable contrôle le temps de débarquement des avions et doublez-le.</text:p>
      <text:p text:style-name="P4">Dans la classe config.hpp:, c’est la variable const expr unsigned int SERVICE_CYCLES = 40u;</text:p>
      <text:p text:style-name="P4">qui contrôle le temp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1:41:23.577823690</meta:creation-date>
    <meta:editing-duration>PT1M41S</meta:editing-duration>
    <meta:editing-cycles>2</meta:editing-cycles>
    <meta:generator>LibreOffice/6.4.7.2$Linux_X86_64 LibreOffice_project/40$Build-2</meta:generator>
    <dc:date>2022-03-07T22:44:54.969139203</dc:date>
    <meta:document-statistic meta:table-count="0" meta:image-count="0" meta:object-count="0" meta:page-count="4" meta:paragraph-count="107" meta:word-count="972" meta:character-count="6228" meta:non-whitespace-character-count="5363"/>
  </office:meta>
</office:document-meta>
</file>